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0d64" officeooo:paragraph-rsid="00120d64"/>
    </style:style>
    <style:style style:name="P2" style:family="paragraph" style:parent-style-name="Standard">
      <style:text-properties officeooo:rsid="00136cf3" officeooo:paragraph-rsid="00136cf3"/>
    </style:style>
    <style:style style:name="P3" style:family="paragraph" style:parent-style-name="Standard">
      <style:text-properties officeooo:rsid="001374b5" officeooo:paragraph-rsid="001374b5"/>
    </style:style>
    <style:style style:name="P4" style:family="paragraph" style:parent-style-name="Standard">
      <style:text-properties officeooo:rsid="0014b331" officeooo:paragraph-rsid="0014b331"/>
    </style:style>
    <style:style style:name="P5" style:family="paragraph" style:parent-style-name="Standard">
      <style:text-properties officeooo:rsid="00120d64" officeooo:paragraph-rsid="00120d64"/>
    </style:style>
    <style:style style:name="P6" style:family="paragraph" style:parent-style-name="Standard">
      <style:text-properties officeooo:rsid="00177189" officeooo:paragraph-rsid="00177189"/>
    </style:style>
    <style:style style:name="T1" style:family="text">
      <style:text-properties officeooo:rsid="001374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lub der toten dichter</text:p>
      <text:p text:style-name="P1">whiplash</text:p>
      <text:p text:style-name="P1">florida project</text:p>
      <text:p text:style-name="P1">systemsprenger</text:p>
      <text:p text:style-name="P1"/>
      <text:p text:style-name="P6">end with boyhood?<text:line-break/></text:p>
      <text:p text:style-name="P1">4 punkte zu jacotot</text:p>
      <text:p text:style-name="P2">weggabelung, verpasste historische chance <text:span text:style-name="T1">s146</text:span></text:p>
      <text:p text:style-name="P3">Kommentare zu Matura als Vorraussetzung für ALLES</text:p>
      <text:p text:style-name="P3">Originalkommentar zu Lesen ab 20 oder Entmündigung (/zuerst zum Krieg eingezogen)</text:p>
      <text:p text:style-name="P4">Gutachten schreiben von Experten → Jacotots Methode ist am Ende?</text:p>
      <text:p text:style-name="P4">Aus Falschen Gründen als Gut erachtet zu werden!</text:p>
      <text:p text:style-name="P4"/>
      <text:p text:style-name="P2">ethik vs ethisch unterrichte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8T19:25:56.145000000</meta:creation-date>
    <meta:editing-duration>P1DT5H41M17S</meta:editing-duration>
    <meta:editing-cycles>2</meta:editing-cycles>
    <meta:generator>LibreOffice/7.3.7.2$Windows_X86_64 LibreOffice_project/e114eadc50a9ff8d8c8a0567d6da8f454beeb84f</meta:generator>
    <dc:date>2023-11-28T19:26:31.092000000</dc:date>
    <meta:document-statistic meta:table-count="0" meta:image-count="0" meta:object-count="0" meta:page-count="1" meta:paragraph-count="12" meta:word-count="60" meta:character-count="413" meta:non-whitespace-character-count="364"/>
  </office:meta>
</office:document-meta>
</file>